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P3" style:family="paragraph" style:parent-style-name="Standard">
      <style:text-properties officeooo:paragraph-rsid="001d1def"/>
    </style:style>
    <style:style style:name="P4" style:family="paragraph" style:parent-style-name="Standard">
      <style:text-properties officeooo:paragraph-rsid="001f2c6d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fa1a" officeooo:paragraph-rsid="001cfa1a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d1def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d1def" officeooo:paragraph-rsid="001d1def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edafc" officeooo:paragraph-rsid="001edafc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f2c6d" officeooo:paragraph-rsid="001f2c6d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3275" officeooo:paragraph-rsid="001f2c6d"/>
    </style:style>
    <style:style style:name="P1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bef3" officeooo:paragraph-rsid="002236e5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6533c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236e5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37f1" officeooo:paragraph-rsid="002337f1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1edafc" officeooo:paragraph-rsid="001edafc" style:font-weight-asian="bold" style:font-weight-complex="bold"/>
    </style:style>
    <style:style style:name="P16" style:family="paragraph" style:parent-style-name="Standard">
      <style:text-properties officeooo:paragraph-rsid="002236e5"/>
    </style:style>
    <style:style style:name="P17" style:family="paragraph" style:parent-style-name="Standard">
      <style:text-properties fo:color="#000000" style:font-name="arial" style:text-underline-style="solid" style:text-underline-width="auto" style:text-underline-color="font-color" fo:font-weight="bold" officeooo:rsid="001cfa1a" officeooo:paragraph-rsid="001cfa1a" style:font-weight-asian="bold" style:font-weight-complex="bold"/>
    </style:style>
    <style:style style:name="P18" style:family="paragraph" style:parent-style-name="Standard">
      <style:text-properties fo:color="#000000" style:font-name="arial" officeooo:paragraph-rsid="001d1def"/>
    </style:style>
    <style:style style:name="P19" style:family="paragraph" style:parent-style-name="Standard">
      <style:text-properties fo:color="#000000" style:font-name="arial" officeooo:rsid="001f2c6d" officeooo:paragraph-rsid="001f2c6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style:font-name="ari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paragraph-rsid="002745b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style:font-name="arial" style:text-underline-style="solid" style:text-underline-width="auto" style:text-underline-color="font-color" fo:font-weight="bold" officeooo:rsid="002745b3" officeooo:paragraph-rsid="002745b3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style:font-name="arial" style:text-underline-style="solid" style:text-underline-width="auto" style:text-underline-color="font-color" fo:font-weight="bold" officeooo:rsid="00404628" officeooo:paragraph-rsid="00404628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arial" style:text-underline-style="solid" style:text-underline-width="auto" style:text-underline-color="font-color" fo:font-weight="bold" officeooo:rsid="004e995c" officeooo:paragraph-rsid="004e995c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2c33b6" officeooo:paragraph-rsid="002c33b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2c33b6" officeooo:paragraph-rsid="002c83ff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2e5f0c" officeooo:paragraph-rsid="002e5f0c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2e5f0c" officeooo:paragraph-rsid="0033c6c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2e5f0c" officeooo:paragraph-rsid="0035e087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33c6ce" officeooo:paragraph-rsid="0033c6c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35e087" officeooo:paragraph-rsid="0035e087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3af9c0" officeooo:paragraph-rsid="003af9c0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15e64" officeooo:paragraph-rsid="00415e64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15e64" officeooo:paragraph-rsid="00427da1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344f6" officeooo:paragraph-rsid="004344f6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6276b" officeooo:paragraph-rsid="0046276b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78981" officeooo:paragraph-rsid="00478981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9a5f7" officeooo:paragraph-rsid="0049a5f7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a8ba7" officeooo:paragraph-rsid="004a8ba7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4fbca5" officeooo:paragraph-rsid="004fbca5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color="#000000" style:font-name="arial" style:text-underline-style="none" fo:font-weight="bold" officeooo:rsid="0052f8ec" officeooo:paragraph-rsid="0052f8ec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000000" style:font-name="arial" style:text-underline-style="none" fo:font-weight="normal" officeooo:rsid="00568cda" officeooo:paragraph-rsid="00568cda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544057" officeooo:paragraph-rsid="00544057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000000" style:font-name="arial" officeooo:rsid="0054ff97" officeooo:paragraph-rsid="0054ff97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2745b3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745b3" officeooo:paragraph-rsid="002745b3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745b3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29d83a" officeooo:paragraph-rsid="0029d83a" style:font-weight-asian="bold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37ccc" officeooo:paragraph-rsid="004344f6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6276b" officeooo:paragraph-rsid="0046276b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6333a" officeooo:paragraph-rsid="0046333a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78981" officeooo:paragraph-rsid="00478981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9a5f7" officeooo:paragraph-rsid="0049a5f7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a7ef0" officeooo:paragraph-rsid="004a7ef0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a8ba7" officeooo:paragraph-rsid="004a8ba7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4dcb5c" officeooo:paragraph-rsid="004dcb5c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officeooo:rsid="00437ccc" officeooo:paragraph-rsid="00448b5d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officeooo:rsid="004b8764" officeooo:paragraph-rsid="004b8764" style:font-weight-asian="bold" style:font-weight-complex="bold"/>
    </style:style>
    <style:style style:name="P59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5dbda9" officeooo:paragraph-rsid="001cfa1a" style:font-weight-asian="normal" style:font-weight-complex="normal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rial" fo:font-size="12pt" fo:letter-spacing="normal" fo:font-style="normal" style:text-underline-style="none" fo:font-weight="normal" officeooo:rsid="00568cda" officeooo:paragraph-rsid="00568cda" style:font-weight-asian="normal" style:font-weight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rial" fo:font-size="12pt" fo:letter-spacing="normal" fo:font-style="normal" style:text-underline-style="none" fo:font-weight="normal" officeooo:rsid="005a9e3d" officeooo:paragraph-rsid="005a9e3d" style:font-weight-asian="normal" style:font-weight-complex="normal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rial" fo:font-size="12pt" fo:letter-spacing="normal" fo:font-style="normal" style:text-underline-style="none" fo:font-weight="normal" officeooo:rsid="005c37e7" officeooo:paragraph-rsid="005c37e7" style:font-weight-asian="normal" style:font-weight-complex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rial" fo:font-size="12pt" fo:letter-spacing="normal" fo:font-style="normal" style:text-underline-style="none" fo:font-weight="normal" officeooo:rsid="005dbda9" officeooo:paragraph-rsid="005dbda9" style:font-weight-asian="normal" style:font-weight-complex="normal"/>
    </style:style>
    <style:style style:name="P64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437ccc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47af1d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4b8764"/>
    </style:style>
    <style:style style:name="T5" style:family="text">
      <style:text-properties fo:font-variant="normal" fo:text-transform="none" fo:color="#24292e" fo:font-size="12pt" fo:letter-spacing="normal" fo:font-style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officeooo:rsid="001cfa1a"/>
    </style:style>
    <style:style style:name="T8" style:family="text">
      <style:text-properties fo:font-variant="normal" fo:text-transform="none" fo:font-size="12pt" fo:letter-spacing="normal" fo:font-style="normal" fo:font-weight="normal" officeooo:rsid="00203275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1cfa1a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1d1def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1f2c6d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203275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2236e5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16" style:family="text">
      <style:text-properties style:text-underline-style="none" fo:font-weight="normal" officeooo:rsid="001cfa1a" style:font-weight-asian="normal" style:font-weight-complex="normal"/>
    </style:style>
    <style:style style:name="T17" style:family="text">
      <style:text-properties officeooo:rsid="0026533c"/>
    </style:style>
    <style:style style:name="T18" style:family="text">
      <style:text-properties fo:color="#000000" style:font-name="arial" officeooo:rsid="002745b3"/>
    </style:style>
    <style:style style:name="T19" style:family="text">
      <style:text-properties officeooo:rsid="002745b3"/>
    </style:style>
    <style:style style:name="T20" style:family="text">
      <style:text-properties officeooo:rsid="002c83ff"/>
    </style:style>
    <style:style style:name="T21" style:family="text">
      <style:text-properties officeooo:rsid="002fee68"/>
    </style:style>
    <style:style style:name="T22" style:family="text">
      <style:text-properties officeooo:rsid="00334689"/>
    </style:style>
    <style:style style:name="T23" style:family="text">
      <style:text-properties officeooo:rsid="0033c6ce"/>
    </style:style>
    <style:style style:name="T24" style:family="text">
      <style:text-properties officeooo:rsid="00427da1"/>
    </style:style>
    <style:style style:name="T25" style:family="text">
      <style:text-properties officeooo:rsid="00568cda"/>
    </style:style>
    <style:style style:name="T26" style:family="text">
      <style:text-properties officeooo:rsid="0061c6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MP3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MT1" style:family="text">
      <style:text-properties officeooo:rsid="0061c6f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utils pour l’ingénierie Logicielle</text:p>
        <text:p text:style-name="MP2">TP <text:span text:style-name="MT1">Maven</text:span></text:p>
        <text:p text:style-name="MP3">Romain LEMBO</text:p>
        <text:p text:style-name="MP3"><text:span text:style-name="MT1">02</text:span>/<text:span text:style-name="MT1">10</text:span>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09:58.609219518</meta:creation-date>
    <dc:date>2018-10-02T10:44:52.520241971</dc:date>
    <meta:editing-duration>PT1H42M15S</meta:editing-duration>
    <meta:editing-cycles>54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9" meta:character-count="65" meta:non-whitespace-character-count="60"/>
  </office:meta>
</office:document-meta>
</file>